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0.5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203.75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a3238e" fo:font-weight="bold" style:font-weight-asian="bold" style:font-weight-complex="bold"/>
    </style:style>
    <style:style style:name="ce5" style:family="table-cell" style:parent-style-name="Default">
      <style:text-properties fo:color="#f3715a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61"/>
    <style:style style:name="ce8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3.88pt" svg:height="277.8pt" svg:x="907pt" svg:y="180pt">
            <draw:object draw:notify-on-update-of-ranges="Sheet1.C15:Sheet1.C15 Sheet1.C16:Sheet1.C35 Sheet1.D15:Sheet1.D15 Sheet1.D16:Sheet1.D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: Julia Kukulies, <text:a xlink:href="mailto:julia.kukulies@gu.se" xlink:type="simple">julia.kukulies@gu.s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fan-Boltzmann equation exercise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onstants</text:p>
          </table:table-cell>
          <table:table-cell/>
          <table:table-cell office:value-type="string" calcext:value-type="string">
            <text:p>unit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oltzmann constant, <text:span text:style-name="T1">σ</text:span></text:p>
          </table:table-cell>
          <table:table-cell table:style-name="ce2" office:value-type="float" office:value="0.00000005670373" calcext:value-type="float">
            <text:p>5.67E-08</text:p>
          </table:table-cell>
          <table:table-cell office:value-type="string" calcext:value-type="string">
            <text:p>W/m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lbedo</text:p>
          </table:table-cell>
          <table:table-cell office:value-type="float" office:value="0.31" calcext:value-type="float">
            <text:p>0.3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olar constant, K</text:p>
          </table:table-cell>
          <table:table-cell table:style-name="ce2" office:value-type="float" office:value="1361" calcext:value-type="float">
            <text:p>1.36E+03</text:p>
          </table:table-cell>
          <table:table-cell office:value-type="string" calcext:value-type="string">
            <text:p>W/m^2/ K^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arth radius</text:p>
          </table:table-cell>
          <table:table-cell table:style-name="ce2" office:value-type="float" office:value="6371" calcext:value-type="float">
            <text:p>6.37E+0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rface heat capacity of Earth </text:p>
          </table:table-cell>
          <table:table-cell table:style-name="ce2" office:value-type="float" office:value="400000000" calcext:value-type="float">
            <text:p>4.00E+08</text:p>
          </table:table-cell>
          <table:table-cell office:value-type="string" calcext:value-type="string">
            <text:p>J/ m^2 / K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lobal mean temperature with fixed albedo:</text:p>
          </table:table-cell>
          <table:table-cell/>
          <table:table-cell table:style-name="ce1" office:value-type="string" calcext:value-type="string">
            <text:p>Global mean temperature for different albedo:</text:p>
          </table:table-cell>
          <table:table-cell table:number-columns-repeated="3"/>
        </table:table-row>
        <table:table-row table:style-name="ro1">
          <table:table-cell table:style-name="ce5" table:formula="of:=((1/(4*[.B8]) * (1-[.B9]) * [.B10] )^(1/4))" office:value-type="float" office:value="253.664036595204" calcext:value-type="float">
            <text:p>253.664036595204</text:p>
          </table:table-cell>
          <table:table-cell/>
          <table:table-cell office:value-type="string" calcext:value-type="string">
            <text:p>albedo</text:p>
          </table:table-cell>
          <table:table-cell office:value-type="string" calcext:value-type="string">
            <text:p>temperat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(1/(4*[.$B$8]) * (1-[.C16]) * [.$B$10] )^(1/4))" office:value-type="float" office:value="278.321416770748" calcext:value-type="float">
            <text:p>278.3214167707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formula="of:=((1/(4*[.$B$8]) * (1-[.C17]) * [.$B$10] )^(1/4))" office:value-type="float" office:value="271.086102645105" calcext:value-type="float">
            <text:p>271.0861026451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((1/(4*[.$B$8]) * (1-[.C18]) * [.$B$10] )^(1/4))" office:value-type="float" office:value="267.239935284413" calcext:value-type="float">
            <text:p>267.2399352844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formula="of:=((1/(4*[.$B$8]) * (1-[.C19]) * [.$B$10] )^(1/4))" office:value-type="float" office:value="263.220144516811" calcext:value-type="float">
            <text:p>263.2201445168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((1/(4*[.$B$8]) * (1-[.C20]) * [.$B$10] )^(1/4))" office:value-type="float" office:value="259.007262839039" calcext:value-type="float">
            <text:p>259.0072628390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((1/(4*[.$B$8]) * (1-[.C21]) * [.$B$10] )^(1/4))" office:value-type="float" office:value="254.578156043493" calcext:value-type="float">
            <text:p>254.578156043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formula="of:=((1/(4*[.$B$8]) * (1-[.C22]) * [.$B$10] )^(1/4))" office:value-type="float" office:value="249.905011646029" calcext:value-type="float">
            <text:p>249.905011646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((1/(4*[.$B$8]) * (1-[.C23]) * [.$B$10] )^(1/4))" office:value-type="float" office:value="244.953945500901" calcext:value-type="float">
            <text:p>244.9539455009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formula="of:=((1/(4*[.$B$8]) * (1-[.C24]) * [.$B$10] )^(1/4))" office:value-type="float" office:value="239.683036944871" calcext:value-type="float">
            <text:p>239.6830369448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((1/(4*[.$B$8]) * (1-[.C25]) * [.$B$10] )^(1/4))" office:value-type="float" office:value="234.039481650857" calcext:value-type="float">
            <text:p>234.0394816508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formula="of:=((1/(4*[.$B$8]) * (1-[.C26]) * [.$B$10] )^(1/4))" office:value-type="float" office:value="227.95533193937" calcext:value-type="float">
            <text:p>227.955331939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((1/(4*[.$B$8]) * (1-[.C27]) * [.$B$10] )^(1/4))" office:value-type="float" office:value="221.340875946751" calcext:value-type="float">
            <text:p>221.3408759467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formula="of:=((1/(4*[.$B$8]) * (1-[.C28]) * [.$B$10] )^(1/4))" office:value-type="float" office:value="214.073858818874" calcext:value-type="float">
            <text:p>214.0738588188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formula="of:=((1/(4*[.$B$8]) * (1-[.C29]) * [.$B$10] )^(1/4))" office:value-type="float" office:value="205.980894673962" calcext:value-type="float">
            <text:p>205.9808946739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((1/(4*[.$B$8]) * (1-[.C30]) * [.$B$10] )^(1/4))" office:value-type="float" office:value="196.802961148043" calcext:value-type="float">
            <text:p>196.8029611480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((1/(4*[.$B$8]) * (1-[.C31]) * [.$B$10] )^(1/4))" office:value-type="float" office:value="186.12474913274" calcext:value-type="float">
            <text:p>186.124749132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((1/(4*[.$B$8]) * (1-[.C32]) * [.$B$10] )^(1/4))" office:value-type="float" office:value="173.208595942087" calcext:value-type="float">
            <text:p>173.2085959420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((1/(4*[.$B$8]) * (1-[.C33]) * [.$B$10] )^(1/4))" office:value-type="float" office:value="156.511634335718" calcext:value-type="float">
            <text:p>156.511634335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((1/(4*[.$B$8]) * (1-[.C34]) * [.$B$10] )^(1/4))" office:value-type="float" office:value="131.610072258405" calcext:value-type="float">
            <text:p>131.6100722584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(1/(4*[.$B$8]) * (1-[.C35]) * [.$B$10] )^(1/4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lobal mean temperature for changing incoming solar radiation:</text:p>
          </table:table-cell>
          <table:table-cell table:number-columns-repeated="5"/>
        </table:table-row>
        <table:table-row table:style-name="ro1">
          <table:table-cell table:style-name="ce6" office:value-type="float" office:value="1360" calcext:value-type="float">
            <text:p>1360</text:p>
          </table:table-cell>
          <table:table-cell table:formula="of:=((1/(4*[.$B$8]) * (1-[.$B$9]) * [.A38] )^(1/4))" office:value-type="float" office:value="253.617428593862" calcext:value-type="float">
            <text:p>253.617428593862</text:p>
          </table:table-cell>
          <table:table-cell table:number-columns-repeated="4"/>
        </table:table-row>
        <table:table-row table:style-name="ro1">
          <table:table-cell office:value-type="float" office:value="1361.5" calcext:value-type="float">
            <text:p>1361.5</text:p>
          </table:table-cell>
          <table:table-cell table:formula="of:=((1/(4*[.$B$8]) * (1-[.$B$9]) * [.A39] )^(1/4))" office:value-type="float" office:value="253.687330964942" calcext:value-type="float">
            <text:p>253.687330964942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((1/(4*[.$B$8]) * (1-[.$B$9]) * [.A40] )^(1/4))" office:value-type="float" office:value="253.710618919561" calcext:value-type="float">
            <text:p>253.710618919561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((1/(4*[.$B$8]) * (1-[.$B$9]) * [.A41] )^(1/4))" office:value-type="float" office:value="253.896692105803" calcext:value-type="float">
            <text:p>253.896692105803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Incoming solar radiation per area unit </text:p>
          </table:table-cell>
          <table:table-cell table:formula="of:=[.B10]*(1-[.B9])" office:value-type="float" office:value="939.09" calcext:value-type="float">
            <text:p>939.09</text:p>
          </table:table-cell>
          <table:table-cell office:value-type="string" calcext:value-type="string">
            <text:p>W/ m^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-radiated energy from Earth surface for T = 288 K </text:p>
          </table:table-cell>
          <table:table-cell table:formula="of:= [.B8]* 288^4" office:value-type="float" office:value="390.105055918817" calcext:value-type="float">
            <text:p>390.105055918817</text:p>
          </table:table-cell>
          <table:table-cell office:value-type="string" calcext:value-type="string">
            <text:p>W/ m^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-radiated energy from Earth surface for T = 253 K</text:p>
          </table:table-cell>
          <table:table-cell table:formula="of:=[.B8]*[.A15]^4" office:value-type="float" office:value="234.7725" calcext:value-type="float">
            <text:p>234.7725</text:p>
          </table:table-cell>
          <table:table-cell office:value-type="string" calcext:value-type="string">
            <text:p>W/ m^2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Temperature change for 2 % increase in incoming solar radi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coming radiation (W/m^2)</text:p>
          </table:table-cell>
          <table:table-cell office:value-type="string" calcext:value-type="string">
            <text:p>Re-radiated energy (W/m^2)</text:p>
          </table:table-cell>
          <table:table-cell table:style-name="ce8" office:value-type="string" calcext:value-type="string">
            <text:p>ΔT</text:p>
          </table:table-cell>
          <table:table-cell office:value-type="string" calcext:value-type="string">
            <text:p>T 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90.1" calcext:value-type="float">
            <text:p>390.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390 + 390*0.02" office:value-type="float" office:value="397.8" calcext:value-type="float">
            <text:p>397.8</text:p>
          </table:table-cell>
          <table:table-cell office:value-type="float" office:value="390.1" calcext:value-type="float">
            <text:p>390.1</text:p>
          </table:table-cell>
          <table:table-cell table:formula="of:=([.C54]-[.D54])* 60*60*24*365/ [.$B$12]" office:value-type="float" office:value="0.607067999999999" calcext:value-type="float">
            <text:p>0.607067999999999</text:p>
          </table:table-cell>
          <table:table-cell table:formula="of:=[.F53] + [.E54]" office:value-type="float" office:value="288.607068" calcext:value-type="float">
            <text:p>288.6070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390 + 390*0.02" office:value-type="float" office:value="397.8" calcext:value-type="float">
            <text:p>397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390 + 390*0.02" office:value-type="float" office:value="397.8" calcext:value-type="float">
            <text:p>397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390 + 390*0.02" office:value-type="float" office:value="397.8" calcext:value-type="float">
            <text:p>397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390 + 390*0.02" office:value-type="float" office:value="397.8" calcext:value-type="float">
            <text:p>397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390 + 390*0.02" office:value-type="float" office:value="397.8" calcext:value-type="float">
            <text:p>397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390 + 390*0.02" office:value-type="float" office:value="397.8" calcext:value-type="float">
            <text:p>397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390 + 390*0.02" office:value-type="float" office:value="397.8" calcext:value-type="float">
            <text:p>397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390 + 390*0.02" office:value-type="float" office:value="397.8" calcext:value-type="float">
            <text:p>397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390 + 390*0.02" office:value-type="float" office:value="397.8" calcext:value-type="float">
            <text:p>397.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40:22.909520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7:27:21.287179660</meta:creation-date>
    <meta:generator>LibreOffice/6.0.7.3$Linux_X86_64 LibreOffice_project/00m0$Build-3</meta:generator>
    <dc:date>2019-12-03T16:14:36.838249820</dc:date>
    <meta:editing-duration>PT6H35M18S</meta:editing-duration>
    <meta:editing-cycles>27</meta:editing-cycles>
    <meta:document-statistic meta:table-count="1" meta:cell-count="11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24cm" svg:height="9.801cm" xlink:href=".." xlink:type="simple" chart:class="chart:scatter" chart:style-name="ch1">
        <chart:plot-area chart:style-name="ch2" table:cell-range-address="Sheet1.C15:Sheet1.D35" chart:data-source-has-labels="row" svg:x="1.111cm" svg:y="0.591cm" svg:width="15.715cm" svg:height="8.427cm">
          <chartooo:coordinate-region svg:x="1.918cm" svg:y="0.791cm" svg:width="14.668cm" svg:height="7.58cm"/>
          <chart:axis chart:dimension="x" chart:name="primary-x" chart:style-name="ch3">
            <chart:title svg:x="8.408cm" svg:y="9.214cm" chart:style-name="ch4">
              <text:p>albedo</text:p>
            </chart:title>
          </chart:axis>
          <chart:axis chart:dimension="y" chart:name="primary-y" chart:style-name="ch3">
            <chart:title svg:x="0.203cm" svg:y="5.986cm" chart:style-name="ch5">
              <text:p>temperature (K)</text:p>
            </chart:title>
            <chart:grid chart:style-name="ch6" chart:class="major"/>
          </chart:axis>
          <chart:series chart:style-name="ch7" chart:values-cell-range-address="Sheet1.D16:Sheet1.D35" chart:label-cell-address="Sheet1.D15:Sheet1.D15" chart:class="chart:scatter">
            <chart:domain table:cell-range-address="Sheet1.C16:Sheet1.C35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emperature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6:Sheet1.C35</svg:desc>
                </draw:g>
              </table:table-cell>
              <table:table-cell office:value-type="float" office:value="278.321416770748">
                <text:p>278.321416770748</text:p>
                <draw:g>
                  <svg:desc>Sheet1.D16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71.086102645105">
                <text:p>271.086102645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267.239935284413">
                <text:p>267.239935284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263.220144516811">
                <text:p>263.220144516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259.007262839039">
                <text:p>259.007262839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254.578156043493">
                <text:p>254.57815604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249.905011646029">
                <text:p>249.905011646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44.953945500901">
                <text:p>244.953945500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239.683036944871">
                <text:p>239.683036944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234.039481650857">
                <text:p>234.039481650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227.95533193937">
                <text:p>227.95533193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221.340875946751">
                <text:p>221.340875946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214.073858818874">
                <text:p>214.073858818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205.980894673962">
                <text:p>205.980894673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196.802961148043">
                <text:p>196.802961148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186.12474913274">
                <text:p>186.12474913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173.208595942087">
                <text:p>173.208595942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156.511634335718">
                <text:p>156.511634335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131.610072258405">
                <text:p>131.610072258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